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style:font-name-asian="Times New Roman" style:font-name-complex="Times New Roman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language="sv" fo:country="SE"/>
    </style:style>
    <style:style style:name="P5" style:family="paragraph" style:parent-style-name="Standard">
      <style:text-properties fo:language="sv" fo:country="SE" officeooo:rsid="0020010d" officeooo:paragraph-rsid="0020010d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color="#0000ff" fo:language="sv" fo:country="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position="super 58%"/>
    </style:style>
    <style:style style:name="T2" style:family="text">
      <style:text-properties fo:language="sv" fo:country="SE"/>
    </style:style>
    <style:style style:name="T3" style:family="text">
      <style:text-properties officeooo:rsid="0020010d"/>
    </style:style>
    <style:style style:name="T4" style:family="text">
      <style:text-properties officeooo:rsid="00215d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ounds List</text:p>
      <text:p text:style-name="Standard"/>
      <text:p text:style-name="P1">0000- Zero</text:p>
      <text:p text:style-name="P1">0001- One</text:p>
      <text:p text:style-name="P1">0002- Two</text:p>
      <text:p text:style-name="P1">0003- Three</text:p>
      <text:p text:style-name="P1">0004- Four</text:p>
      <text:p text:style-name="P1">0005- Five</text:p>
      <text:p text:style-name="P1">0006- Point zero</text:p>
      <text:p text:style-name="P1">0007- Point one</text:p>
      <text:p text:style-name="P1">0008- Point two</text:p>
      <text:p text:style-name="P1">0009- Point three</text:p>
      <text:p text:style-name="P1">0010- Point four</text:p>
      <text:p text:style-name="P1">0011- Point five</text:p>
      <text:p text:style-name="P1">0012- Point six</text:p>
      <text:p text:style-name="P1">0013- Point seven</text:p>
      <text:p text:style-name="P1">0014- Point eight</text:p>
      <text:p text:style-name="P1">0015- Point nine</text:p>
      <text:p text:style-name="P1">0021- Warning</text:p>
      <text:p text:style-name="P1">0022- Error</text:p>
      <text:p text:style-name="P1">0023- Alert</text:p>
      <text:p text:style-name="P1">0024- Feet</text:p>
      <text:p text:style-name="P1">0025- Foot</text:p>
      <text:p text:style-name="P3">0026- Minus </text:p>
      <text:p text:style-name="P3">0027- </text:p>
      <text:p text:style-name="P1">0028- Welcome Message</text:p>
      <text:p text:style-name="P1">0029- Limit</text:p>
      <text:p text:style-name="P1">0030- RPM</text:p>
      <text:p text:style-name="P1">0031- Flight Battery Low</text:p>
      <text:p text:style-name="P1">0032- Radio Voltage</text:p>
      <text:p text:style-name="P1">0033- Current</text:p>
      <text:p text:style-name="P1">0034- Altitudet</text:p>
      <text:p text:style-name="P1">0035- Point</text:p>
      <text:p text:style-name="P1">0036- Volts</text:p>
      <text:p text:style-name="P1">0037- Volt</text:p>
      <text:p text:style-name="P1">0038- Minutes</text:p>
      <text:p text:style-name="P1">0039- Minute</text:p>
      <text:p text:style-name="P1">0040- <text:s/>Pack Voltage</text:p>
      <text:p text:style-name="P1">0041- 30 Seconds</text:p>
      <text:p text:style-name="P1">0042- 20 Seconds</text:p>
      <text:p text:style-name="P1">0043- 10 Seconds</text:p>
      <text:p text:style-name="P1">0044- Percent</text:p>
      <text:p text:style-name="P1">0045- Inactivity Alarm</text:p>
      <text:p text:style-name="P1">0046- Radio Battery Low</text:p>
      <text:p text:style-name="P1">0047- Degrees</text:p>
      <text:p text:style-name="P1">0048- Degree</text:p>
      <text:p text:style-name="P1">0049- <text:s/>Receiver Voltage</text:p>
      <text:p text:style-name="P1">0050- Temperature</text:p>
      <text:p text:style-name="P1">0051- Amps</text:p>
      <text:p text:style-name="P1">0052- Amp</text:p>
      <text:p text:style-name="P1">0053- Seconds</text:p>
      <text:p text:style-name="P1">0054- Second</text:p>
      <text:p text:style-name="P1">0055- DB</text:p>
      <text:p text:style-name="P1">0056- Meters</text:p>
      <text:p text:style-name="P1">0057- Meter</text:p>
      <text:p text:style-name="P1">0058- No Telemetry</text:p>
      <text:p text:style-name="P1">0059- Receiver Voltage Low</text:p>
      <text:p text:style-name="P1">0060- Temperature Warning</text:p>
      <text:p text:style-name="P1">0061- Altitude Warning</text:p>
      <text:p text:style-name="P1">0062- Watt</text:p>
      <text:p text:style-name="P1">0063- Watts</text:p>
      <text:p text:style-name="P1">0064- Knot</text:p>
      <text:p text:style-name="P1">0065- Knots</text:p>
      <text:p text:style-name="P1">0066- Milliamp</text:p>
      <text:p text:style-name="P1">0067- Milliamps</text:p>
      <text:p text:style-name="P1">0068- Milliamp/Hour</text:p>
      <text:p text:style-name="P1">0069- Milliamps/Hour</text:p>
      <text:p text:style-name="P1">0070- RSSI Alert/RF signal low</text:p>
      <text:p text:style-name="P1">0071- RF Signal Critical</text:p>
      <text:p text:style-name="P1">0072- Receiver signal lost</text:p>
      <text:p text:style-name="Standard">0073- <text:span text:style-name="T3">Battery capacity warning</text:span></text:p>
      <text:p text:style-name="Standard">0074- <text:span text:style-name="T3">Throttle warning</text:span></text:p>
      <text:p text:style-name="Standard">0075- <text:span text:style-name="T3">Switch Warning</text:span></text:p>
      <text:p text:style-name="Standard">0076- </text:p>
      <text:p text:style-name="Standard">0077- </text:p>
      <text:p text:style-name="Standard">0078- </text:p>
      <text:p text:style-name="Standard">0079- </text:p>
      <text:p text:style-name="Standard">0080- </text:p>
      <text:p text:style-name="Standard">0081- </text:p>
      <text:p text:style-name="Standard">0082- </text:p>
      <text:p text:style-name="Standard">0083- </text:p>
      <text:p text:style-name="Standard">0084- </text:p>
      <text:p text:style-name="Standard">0085- </text:p>
      <text:p text:style-name="Standard">0086- </text:p>
      <text:p text:style-name="Standard">0087- </text:p>
      <text:p text:style-name="Standard">0088- </text:p>
      <text:p text:style-name="Standard">0089- </text:p>
      <text:p text:style-name="Standard">0090- </text:p>
      <text:p text:style-name="Standard">0091-</text:p>
      <text:p text:style-name="Standard">0092-</text:p>
      <text:p text:style-name="Standard">0093-</text:p>
      <text:p text:style-name="Standard">0094-</text:p>
      <text:p text:style-name="Standard">0095-</text:p>
      <text:p text:style-name="Standard">0096-</text:p>
      <text:p text:style-name="Standard">0097-</text:p>
      <text:p text:style-name="Standard">0098-</text:p>
      <text:p text:style-name="Standard">0099-</text:p>
      <text:p text:style-name="Standard"/>
      <text:p text:style-name="P1">0100- Hundred</text:p>
      <text:p text:style-name="P1"/>
      <text:p text:style-name="P1">0101 To 0109 – <text:s/>HUNDREDS From One Hundred To Nine Hundred</text:p>
      <text:p text:style-name="Standard"/>
      <text:p text:style-name="P1">0110- Thousand</text:p>
      <text:p text:style-name="P1"/>
      <text:p text:style-name="P1">0111 To 0119 – <text:s/>THOUSANDS From One Thousand To Nine Thousand</text:p>
      <text:p text:style-name="P2"><text:s/></text:p>
      <text:p text:style-name="P1">0120 To 0130-TEN THOUSAND to TWENTY THOUSAND</text:p>
      <text:p text:style-name="Standard"/>
      <text:p text:style-name="Standard">0131- Smoke On</text:p>
      <text:p text:style-name="Standard">0132- Smoke Off</text:p>
      <text:p text:style-name="Standard">0133- Crow On</text:p>
      <text:p text:style-name="Standard">0134- Crow Off</text:p>
      <text:p text:style-name="Standard">0135- Engine Off</text:p>
      <text:p text:style-name="Standard">0136- Flaps 1<text:span text:style-name="T1">st</text:span> Position</text:p>
      <text:p text:style-name="Standard">0137- Flaps 2<text:span text:style-name="T1">nd</text:span> Position</text:p>
      <text:p text:style-name="Standard">0138- Flaps 3<text:span text:style-name="T1">rd</text:span> Position</text:p>
      <text:p text:style-name="Standard">0139-</text:p>
      <text:p text:style-name="Standard">0140- Flaps Down</text:p>
      <text:p text:style-name="Standard">0141-</text:p>
      <text:p text:style-name="Standard">0142- Full Flaps</text:p>
      <text:p text:style-name="Standard">0143-<text:span text:style-name="T4">Motor is Active</text:span></text:p>
      <text:p text:style-name="Standard">0144- Flaps Up</text:p>
      <text:p text:style-name="Standard">0145- Flaps 1</text:p>
      <text:p text:style-name="Standard">0146- Flaps 2</text:p>
      <text:p text:style-name="Standard">0147- Flaps 1</text:p>
      <text:p text:style-name="Standard">0148- Throttle Enabled / Throttle-Cut Inactive</text:p>
      <text:p text:style-name="Standard">0149- Throttle Disabled /Throttle-Cut Active</text:p>
      <text:p text:style-name="Standard">0150- Landing Gear Up</text:p>
      <text:p text:style-name="Standard">0151- Landing Gear Down</text:p>
      <text:p text:style-name="Standard">0152- Lights On</text:p>
      <text:p text:style-name="Standard">0153- Lights Off</text:p>
      <text:p text:style-name="Standard">0154- Beacon On</text:p>
      <text:p text:style-name="Standard">0155- Beacon Off</text:p>
      <text:p text:style-name="Standard">0156- Strobe On</text:p>
      <text:p text:style-name="Standard">0157- Strobe Off</text:p>
      <text:p text:style-name="Standard">0158- Throttle Hold Inactive</text:p>
      <text:p text:style-name="Standard">0159- Throttle Hold Active</text:p>
      <text:p text:style-name="Standard">0160- Throttle-Cut Active</text:p>
      <text:p text:style-name="Standard">0161- Throttle-Cut Inactive</text:p>
      <text:p text:style-name="Standard">0162- Aileron Rate Low</text:p>
      <text:p text:style-name="Standard">0163- </text:p>
      <text:p text:style-name="Standard">0164- Aileron Rate High</text:p>
      <text:p text:style-name="Standard">0165- Elevator Rate Low</text:p>
      <text:p text:style-name="Standard">0166- </text:p>
      <text:p text:style-name="Standard">0167- Elevator Rate High</text:p>
      <text:p text:style-name="Standard">0168- <text:s/>Gear Up</text:p>
      <text:p text:style-name="Standard">0169- <text:s/>Gear Down</text:p>
      <text:p text:style-name="Standard">0170- Vario On</text:p>
      <text:p text:style-name="Standard">0171-<text:tab/>Vario Off<text:tab/><text:tab/><text:tab/></text:p>
      <text:p text:style-name="Standard">0172- Thermal Mode</text:p>
      <text:p text:style-name="Standard">0173- Normal Mode</text:p>
      <text:p text:style-name="Standard">0174- Landing Mode</text:p>
      <text:p text:style-name="Standard">0175- Acro Mode</text:p>
      <text:p text:style-name="Standard">0176- Flight Mode 1</text:p>
      <text:p text:style-name="Standard"><text:soft-page-break/>0177- Flight Mode 2</text:p>
      <text:p text:style-name="Standard">0178- Flight Mode 3</text:p>
      <text:p text:style-name="Standard">0179- Flight Mode 4</text:p>
      <text:p text:style-name="Standard">0180- Flight Mode 5</text:p>
      <text:p text:style-name="Standard">0181- Flight Mode 6</text:p>
      <text:p text:style-name="Standard">0182- Flight Mode 7</text:p>
      <text:p text:style-name="Standard">0183- Flight Mode 8</text:p>
      <text:p text:style-name="Standard">0184- Acro</text:p>
      <text:p text:style-name="Standard">0185- Stabilized</text:p>
      <text:p text:style-name="Standard">0186- RTH</text:p>
      <text:p text:style-name="Standard">0187- Loiter</text:p>
      <text:p text:style-name="Standard">0188- Heading Hold</text:p>
      <text:p text:style-name="Standard">0189- Altitude Hold</text:p>
      <text:p text:style-name="Standard">0190- <text:s/>Position Hold</text:p>
      <text:p text:style-name="Standard">0191- <text:span text:style-name="T2">Speed Mode</text:span></text:p>
      <text:p text:style-name="P4">0192- </text:p>
      <text:p text:style-name="P4">0193- </text:p>
      <text:p text:style-name="P4">0194- </text:p>
      <text:p text:style-name="P4">0195-<text:span text:style-name="T3">Auto Throttle Active</text:span></text:p>
      <text:p text:style-name="P4">0196- <text:span text:style-name="T3">Auto throttle OFF</text:span></text:p>
      <text:p text:style-name="P4">0197- </text:p>
      <text:p text:style-name="P4">0198- </text:p>
      <text:p text:style-name="P4">0199- Trainer On</text:p>
      <text:p text:style-name="P4">0200- Trainer Off</text:p>
      <text:p text:style-name="P5">0201- Timer 1 Reset</text:p>
      <text:p text:style-name="P5">0202- Timer 2 Reset</text:p>
      <text:p text:style-name="P5">0203- Lipo Voltage</text:p>
      <text:p text:style-name="P5">0204- Model Battery</text:p>
      <text:p text:style-name="P7">0260- Easystar</text:p>
      <text:p text:style-name="P6">0261- Pico Cub</text:p>
      <text:p text:style-name="P6">0262- Extra Hyperion</text:p>
      <text:p text:style-name="P6">0263- Tricopter</text:p>
      <text:p text:style-name="P6">0264- Extra LEKI</text:p>
      <text:p text:style-name="P6">0265- ASW28</text:p>
      <text:p text:style-name="P6">0266- Fire Devil</text:p>
      <text:p text:style-name="P6">0267- Multiplex Fox</text:p>
      <text:p text:style-name="P6">0268- Substitute</text:p>
      <text:p text:style-name="P6">0269- Quadcopter</text:p>
      <text:p text:style-name="P6">0270-</text:p>
      <text:p text:style-name="Standard"/>
      <text:p text:style-name="P1">0400 To 0499 – Numbers from “Zero” to “Ninety Nine”</text:p>
      <text:p text:style-name="Standard"/>
      <text:p text:style-name="Standard"/>
      <text:p text:style-name="P3">// <text:s/>* These Files might not be needed</text:p>
      <text:p text:style-name="P3"/>
      <text:p text:style-name="P1">Files in RED must NOT have their file number changed</text:p>
      <text:p text:style-name="P1"/>
      <text:p text:style-name="P6">Model names</text:p>
      <text:p text:style-name="Standard"/>
      <text:p text:style-name="Standard">All the other files can have any available number (This could chan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pitch-complex="variabl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unds List</dc:title>
    <meta:initial-creator>João Alves</meta:initial-creator>
    <meta:creation-date>2012-11-19T14:53:00</meta:creation-date>
    <dc:date>2015-10-16T18:11:05.550000000</dc:date>
    <meta:editing-cycles>5</meta:editing-cycles>
    <meta:editing-duration>PT1M</meta:editing-duration>
    <meta:generator>LibreOffice/4.1.6.2$Windows_x86 LibreOffice_project/40ff705089295be5be0aae9b15123f687c05b0a</meta:generator>
    <meta:document-statistic meta:table-count="0" meta:image-count="0" meta:object-count="0" meta:page-count="2" meta:paragraph-count="192" meta:word-count="530" meta:character-count="3080" meta:non-whitespace-character-count="2702"/>
  </office:meta>
</office:document-meta>
</file>